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6B0000001D1106A9922BFC3E97.png" manifest:media-type="image/png"/>
  <manifest:file-entry manifest:full-path="Pictures/1000189D0000033A000001872B896E9D4A8BE842.svg" manifest:media-type="image/svg+xml"/>
  <manifest:file-entry manifest:full-path="Pictures/100002010000001F0000000FCF3AD05E8F09A896.png" manifest:media-type="image/png"/>
  <manifest:file-entry manifest:full-path="Pictures/100002010000004E00000021DAD9D53C08679AD9.png" manifest:media-type="image/png"/>
  <manifest:file-entry manifest:full-path="Pictures/1000129B000003670000015F1BFD5BFDBB5B067F.svg" manifest:media-type="image/svg+xml"/>
  <manifest:file-entry manifest:full-path="Pictures/10003F690000080F0000036D3270CF3D8E720AA2.svg" manifest:media-type="image/svg+xml"/>
  <manifest:file-entry manifest:full-path="Pictures/100002010000000B000000090A98D935F8E965B2.png" manifest:media-type="image/png"/>
  <manifest:file-entry manifest:full-path="Pictures/10000B130000012F000000C3330D908D64E800E1.svg" manifest:media-type="image/svg+xml"/>
  <manifest:file-entry manifest:full-path="Pictures/10000201000000210000000DC9E86D3FA6241C18.png" manifest:media-type="image/png"/>
  <manifest:file-entry manifest:full-path="Pictures/100002010000000B0000000780E9D8F8D2C138D7.png" manifest:media-type="image/png"/>
  <manifest:file-entry manifest:full-path="Pictures/100043A200000B13000002FB4B26880A8C1487F5.svg" manifest:media-type="image/svg+xml"/>
  <manifest:file-entry manifest:full-path="Pictures/1000020100000011000000072431A574ACA6E484.png" manifest:media-type="image/png"/>
  <manifest:file-entry manifest:full-path="Pictures/10000B760000019B0000011C9737C706B38590FC.svg" manifest:media-type="image/svg+xml"/>
  <manifest:file-entry manifest:full-path="Pictures/100007060000011C000000F0370ABADA6A30F2E0.svg" manifest:media-type="image/svg+xml"/>
  <manifest:file-entry manifest:full-path="Pictures/10000F41000001C5000000C343037436CA19A622.svg" manifest:media-type="image/svg+xml"/>
  <manifest:file-entry manifest:full-path="Pictures/100002010000000B0000000A3AD4204C7C7A85B4.png" manifest:media-type="image/png"/>
  <manifest:file-entry manifest:full-path="Pictures/10000201000000100000000BAC1C3BC173B44F6D.png" manifest:media-type="image/png"/>
  <manifest:file-entry manifest:full-path="Pictures/10000C7C000001680000011C112A2B3774782EB8.svg" manifest:media-type="image/svg+xml"/>
  <manifest:file-entry manifest:full-path="Pictures/10000ADA0000013500000097A1C5A1AE10B994E7.svg" manifest:media-type="image/svg+xml"/>
  <manifest:file-entry manifest:full-path="Pictures/100002010000000E0000000BD51538E939FFBA97.png" manifest:media-type="image/png"/>
  <manifest:file-entry manifest:full-path="Pictures/10001FE0000005870000017E3449D1319CE4A687.svg" manifest:media-type="image/svg+xml"/>
  <manifest:file-entry manifest:full-path="Pictures/100002010000000C000000069FD00FE93250B08F.png" manifest:media-type="image/png"/>
  <manifest:file-entry manifest:full-path="Pictures/10000201000000350000000ECE30D157600A4DEA.png" manifest:media-type="image/png"/>
  <manifest:file-entry manifest:full-path="Pictures/10000D7D0000012F000000FCB8C2A1D9D80F54ED.svg" manifest:media-type="image/svg+xml"/>
  <manifest:file-entry manifest:full-path="Pictures/100024DC00000588000001A551469C4FE210B0C0.svg" manifest:media-type="image/svg+xml"/>
  <manifest:file-entry manifest:full-path="Pictures/1000020100000036000000108D539934777A70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MU Typewriter Text" svg:font-family="'CMU Typewriter Text'" style:font-family-generic="modern" style:font-pitch="variable"/>
    <style:font-face style:name="CMU Serif" svg:font-family="'CM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fo:background-color="transparent">
        <style:background-image/>
      </style:table-properties>
    </style:style>
    <style:style style:name="Table2.A" style:family="table-column">
      <style:table-column-properties style:column-width="1.3847in" style:rel-column-width="13106*"/>
    </style:style>
    <style:style style:name="Table2.B" style:family="table-column">
      <style:table-column-properties style:column-width="1.3847in" style:rel-column-width="13107*"/>
    </style:style>
    <style:style style:name="Table2.E" style:family="table-column">
      <style:table-column-properties style:column-width="1.3854in" style:rel-column-width="13109*"/>
    </style:style>
    <style:style style:name="Table2.1" style:family="table-row">
      <style:table-row-properties style:min-row-height="0.45in" fo:background-color="transparent">
        <style:background-image/>
      </style:table-row-properties>
    </style:style>
    <style:style style:name="Table2.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style:vertical-align="middle" fo:background-color="#eeeeee" fo:padding="0.0382in" fo:border="0.5pt solid #000000" style:writing-mode="page">
        <style:background-image/>
      </style:table-cell-properties>
    </style:style>
    <style:style style:name="Table2.2" style:family="table-row">
      <style:table-row-properties style:min-row-height="0.45in"/>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1" style:family="table-row">
      <style:table-row-properties style:row-height="2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7" style:family="table">
      <style:table-properties style:width="3in" table:align="right"/>
    </style:style>
    <style:style style:name="Table7.A" style:family="table-column">
      <style:table-column-properties style:column-width="1.5in"/>
    </style:style>
    <style:style style:name="Table7.1" style:family="table-row">
      <style:table-row-properties style:min-row-height="0.55in"/>
    </style:style>
    <style:style style:name="Table7.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style:vertical-align="middle" fo:background-color="transparent" fo:padding="0.0382in" fo:border="0.5pt solid #000000" style:writing-mode="page">
        <style:background-image/>
      </style:table-cell-properties>
    </style:style>
    <style:style style:name="Table1" style:family="table">
      <style:table-properties style:width="3in" table:align="right" fo:background-color="transparent">
        <style:background-image/>
      </style:table-properties>
    </style:style>
    <style:style style:name="Table1.A" style:family="table-column">
      <style:table-column-properties style:column-width="1.5in"/>
    </style:style>
    <style:style style:name="Table1.1" style:family="table-row">
      <style:table-row-properties style:min-row-height="0.5in" fo:background-color="transparent">
        <style:background-image/>
      </style:table-row-properties>
    </style:style>
    <style:style style:name="Table1.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382in" fo:border="0.5pt solid #000000" style:writing-mode="page">
        <style:background-image/>
      </style:table-cell-properties>
    </style:style>
    <style:style style:name="P1" style:family="paragraph" style:parent-style-name="Standard">
      <style:paragraph-properties fo:text-align="justify" style:justify-single-word="false"/>
      <style:text-properties style:text-position="0% 100%" style:font-name="CMU Serif" fo:font-size="13pt" style:text-underline-style="none" officeooo:rsid="00186119" officeooo:paragraph-rsid="000b9ec5" style:font-size-asian="13pt" style:font-size-complex="13pt"/>
    </style:style>
    <style:style style:name="P2" style:family="paragraph" style:parent-style-name="Standard">
      <style:paragraph-properties fo:text-align="justify" style:justify-single-word="false"/>
      <style:text-properties style:text-position="0% 100%" style:font-name="CMU Serif" fo:font-size="13pt" style:text-underline-style="none" officeooo:rsid="001344e3" officeooo:paragraph-rsid="000b9ec5" style:font-size-asian="13pt" style:font-size-complex="13pt"/>
    </style:style>
    <style:style style:name="P3" style:family="paragraph" style:parent-style-name="Standard">
      <style:paragraph-properties fo:text-align="justify" style:justify-single-word="false"/>
      <style:text-properties style:text-position="0% 100%" style:font-name="CMU Serif" fo:font-size="13pt" style:text-underline-style="none" fo:font-weight="normal" officeooo:rsid="0018e504" officeooo:paragraph-rsid="000b9ec5"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style:text-position="0% 100%" style:font-name="CMU Serif" fo:font-size="13pt" style:text-underline-style="none" fo:font-weight="normal" officeooo:rsid="001344e3" officeooo:paragraph-rsid="000b9ec5" style:font-size-asian="13pt" style:font-weight-asian="normal" style:font-size-complex="13pt" style:font-weight-complex="normal"/>
    </style:style>
    <style:style style:name="P5" style:family="paragraph" style:parent-style-name="Standard">
      <style:paragraph-properties fo:text-align="center" style:justify-single-word="false"/>
      <style:text-properties style:font-name="CMU Serif" fo:font-size="13pt" fo:font-style="italic" style:text-underline-style="none" officeooo:rsid="00100ad0" officeooo:paragraph-rsid="000e466b" style:font-size-asian="13pt" style:font-style-asian="italic" style:font-size-complex="13pt" style:font-style-complex="italic"/>
    </style:style>
    <style:style style:name="P6" style:family="paragraph" style:parent-style-name="Standard">
      <style:paragraph-properties fo:text-align="center" style:justify-single-word="false"/>
      <style:text-properties style:font-name="CMU Serif" fo:font-size="13pt" fo:font-style="italic" style:text-underline-style="none" officeooo:rsid="006620e9" officeooo:paragraph-rsid="000e466b" style:font-size-asian="13pt" style:font-style-asian="italic" style:font-size-complex="13pt" style:font-style-complex="italic"/>
    </style:style>
    <style:style style:name="P7" style:family="paragraph" style:parent-style-name="Standard">
      <style:paragraph-properties fo:text-align="center" style:justify-single-word="false"/>
      <style:text-properties style:font-name="CMU Serif" fo:font-size="13pt" fo:font-style="italic" style:text-underline-style="none" officeooo:rsid="006620e9" officeooo:paragraph-rsid="000e466b" style:font-name-asian="CMU Serif" style:font-size-asian="13pt" style:font-style-asian="italic" style:font-size-complex="13pt" style:font-style-complex="italic"/>
    </style:style>
    <style:style style:name="P8" style:family="paragraph" style:parent-style-name="Standard">
      <style:paragraph-properties fo:text-align="justify" style:justify-single-word="false"/>
      <style:text-properties style:font-name="CMU Serif" fo:font-size="13pt" style:text-underline-style="solid" style:text-underline-width="auto" style:text-underline-color="font-color" officeooo:rsid="0010ef6a" officeooo:paragraph-rsid="000b9ec5" style:font-size-asian="13pt" style:font-size-complex="13pt"/>
    </style:style>
    <style:style style:name="P9" style:family="paragraph" style:parent-style-name="Standard">
      <style:paragraph-properties fo:line-height="115%" fo:text-align="justify" style:justify-single-word="false"/>
      <style:text-properties fo:color="#000000" style:text-position="0% 100%" style:font-name="CMU Serif" fo:font-size="13pt" style:text-underline-style="none" fo:font-weight="normal" officeooo:rsid="000b9ec5" officeooo:paragraph-rsid="000b9ec5" style:font-size-asian="13pt" style:font-weight-asian="normal" style:font-size-complex="13pt" style:font-weight-complex="normal"/>
    </style:style>
    <style:style style:name="P10" style:family="paragraph" style:parent-style-name="Standard">
      <style:paragraph-properties fo:line-height="115%" fo:text-align="justify" style:justify-single-word="false"/>
      <style:text-properties fo:color="#000000" style:text-position="0% 100%" style:font-name="CMU Serif" fo:font-size="7pt" style:text-underline-style="none" fo:font-weight="normal" officeooo:rsid="000b9ec5" officeooo:paragraph-rsid="000b9ec5" style:font-size-asian="6.09999990463257pt" style:font-weight-asian="normal" style:font-size-complex="7pt" style:font-weight-complex="normal"/>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page"/>
      <style:text-properties style:font-name="CMU Serif" fo:font-size="13pt" officeooo:rsid="0013ab3b" officeooo:paragraph-rsid="000b9ec5" style:font-size-asian="13pt" style:font-size-complex="13pt"/>
    </style:style>
    <style:style style:name="P1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CMU Serif" fo:font-size="13pt" style:text-underline-style="none" officeooo:rsid="0013ab3b" officeooo:paragraph-rsid="000b9ec5" style:font-size-asian="13pt" style:font-size-complex="13pt"/>
    </style:style>
    <style:style style:name="P1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CMU Serif" fo:font-size="13pt" officeooo:rsid="0013ab3b" officeooo:paragraph-rsid="000b9ec5" style:font-size-asian="13pt" style:font-size-complex="13pt"/>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CMU Serif" fo:font-size="13pt" style:text-underline-style="solid" style:text-underline-width="auto" style:text-underline-color="font-color" officeooo:rsid="0013ab3b" officeooo:paragraph-rsid="000b9ec5" style:font-name-asian="CMU Serif" style:font-size-asian="13pt" style:font-size-complex="13pt"/>
    </style:style>
    <style:style style:name="P1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CMU Serif" fo:font-size="13pt" style:text-underline-style="solid" style:text-underline-width="auto" style:text-underline-color="font-color" officeooo:rsid="0013ab3b" officeooo:paragraph-rsid="000b9ec5" style:font-size-asian="13pt" style:font-size-complex="13pt"/>
    </style:style>
    <style:style style:name="P1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CMU Serif" fo:font-size="13pt" officeooo:rsid="0010ef6a" officeooo:paragraph-rsid="000b9ec5" style:font-name-asian="CMU Serif" style:font-size-asian="13pt" style:font-size-complex="13pt"/>
    </style:style>
    <style:style style:name="P17"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CMU Serif" fo:font-size="13pt" fo:font-style="italic" style:text-underline-style="none" officeooo:rsid="006620e9" officeooo:paragraph-rsid="000b9ec5" style:font-name-asian="CMU Serif" style:font-size-asian="13pt" style:font-style-asian="italic" style:font-size-complex="13pt" style:font-style-complex="italic"/>
    </style:style>
    <style:style style:name="P18"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CMU Serif" fo:font-size="13pt" fo:font-style="italic" style:text-underline-style="none" officeooo:rsid="01a55b9b" officeooo:paragraph-rsid="000b9ec5" style:font-size-asian="13pt" style:font-style-asian="italic" style:font-size-complex="13pt" style:font-style-complex="italic"/>
    </style:style>
    <style:style style:name="P19"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CMU Serif" fo:font-size="13pt" fo:font-style="normal" style:text-underline-style="none" fo:font-weight="normal" officeooo:rsid="00d150d8" officeooo:paragraph-rsid="000b9ec5" style:font-size-asian="13pt" style:font-style-asian="normal" style:font-weight-asian="normal" style:font-size-complex="13pt" style:font-style-complex="normal" style:font-weight-complex="normal"/>
    </style:style>
    <style:style style:name="P20"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CMU Serif" fo:font-size="13pt" fo:font-style="normal" style:text-underline-style="none" officeooo:rsid="006620e9" officeooo:paragraph-rsid="000b9ec5" style:font-size-asian="13pt" style:font-style-asian="normal" style:font-size-complex="13pt" style:font-style-complex="normal"/>
    </style:style>
    <style:style style:name="P21"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CMU Serif" fo:font-size="13pt" fo:font-style="normal" style:text-underline-style="solid" style:text-underline-width="auto" style:text-underline-color="font-color" officeooo:rsid="006620e9" officeooo:paragraph-rsid="000b9ec5" style:font-name-asian="CMU Serif" style:font-size-asian="13pt" style:font-style-asian="normal" style:font-size-complex="13pt" style:font-style-complex="normal"/>
    </style:style>
    <style:style style:name="P22"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CMU Serif" fo:font-size="22pt" officeooo:rsid="000b9ec5" officeooo:paragraph-rsid="000b9ec5" style:font-name-asian="CMU Serif" style:font-size-asian="22pt" style:font-size-complex="22pt"/>
    </style:style>
    <style:style style:name="P23"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in" style:auto-text-indent="false" fo:background-color="transparent" style:vertical-align="middle">
        <style:tab-stops>
          <style:tab-stop style:position="3.4626in" style:type="center"/>
          <style:tab-stop style:position="6.9252in" style:type="right"/>
        </style:tab-stops>
      </style:paragraph-properties>
      <style:text-properties fo:color="#000000" style:text-position="0% 100%" style:font-name="CMU Serif" fo:font-size="5pt" style:text-underline-style="none" fo:font-weight="normal" officeooo:rsid="000d80d1" officeooo:paragraph-rsid="000d2764" style:font-size-asian="4.34999990463257pt" style:font-weight-asian="normal" style:font-size-complex="5pt" style:font-weight-complex="normal"/>
    </style:style>
    <style:style style:name="P24"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in" style:auto-text-indent="false" fo:background-color="transparent"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fo:font-weight="normal" officeooo:rsid="000d2764" officeooo:paragraph-rsid="001e2c85" style:font-size-asian="13pt" style:font-weight-asian="normal" style:font-size-complex="13pt" style:font-weight-complex="normal"/>
    </style:style>
    <style:style style:name="P25" style:family="paragraph" style:parent-style-name="Standard">
      <style:paragraph-properties fo:margin-left="0in" fo:margin-right="0in" fo:margin-top="0in" fo:margin-bottom="0.15in" loext:contextual-spacing="false" fo:line-height="115%" fo:text-align="justify" style:justify-single-word="false" fo:text-indent="0in" style:auto-text-indent="false"/>
      <style:text-properties style:text-position="0% 100%" style:font-name="CMU Serif" fo:font-size="13pt" style:text-underline-style="none" fo:font-weight="normal" officeooo:rsid="00b3c8b5" officeooo:paragraph-rsid="000b9ec5" style:font-size-asian="13pt" style:font-weight-asian="normal" style:font-size-complex="13pt" style:font-weight-complex="normal"/>
    </style:style>
    <style:style style:name="P26" style:family="paragraph" style:parent-style-name="Standard">
      <style:paragraph-properties fo:margin-left="0in" fo:margin-right="0in" fo:margin-top="0in" fo:margin-bottom="0.15in" loext:contextual-spacing="false" fo:line-height="115%" fo:text-align="justify" style:justify-single-word="false" fo:text-indent="0in" style:auto-text-indent="false"/>
      <style:text-properties style:text-position="0% 100%" style:font-name="CMU Serif" fo:font-size="13pt" style:text-underline-style="none" fo:font-weight="normal" officeooo:rsid="00ab01f2" officeooo:paragraph-rsid="000b9ec5" style:font-size-asian="13pt" style:font-weight-asian="normal" style:font-size-complex="13pt" style:font-weight-complex="normal"/>
    </style:style>
    <style:style style:name="P27" style:family="paragraph" style:parent-style-name="Standard">
      <loext:graphic-properties draw:fill="none"/>
      <style:paragraph-properties fo:margin-left="0in" fo:margin-right="0in" fo:margin-top="0in" fo:margin-bottom="0.1in" loext:contextual-spacing="false" fo:line-height="115%" fo:text-align="justify" style:justify-single-word="false" fo:text-indent="0in" style:auto-text-indent="false" fo:background-color="transparent" style:vertical-align="middle">
        <style:tab-stops>
          <style:tab-stop style:position="3.4626in" style:type="center"/>
          <style:tab-stop style:position="6.9252in" style:type="right"/>
        </style:tab-stops>
      </style:paragraph-properties>
      <style:text-properties fo:color="#000000" style:text-position="0% 100%" style:font-name="CMU Serif" fo:font-size="3pt" style:text-underline-style="none" fo:font-weight="normal" officeooo:rsid="000d2764" officeooo:paragraph-rsid="000d2764" style:font-size-asian="2.59999990463257pt" style:font-weight-asian="normal" style:font-size-complex="3pt" style:font-weight-complex="normal"/>
    </style:style>
    <style:style style:name="P28" style:family="paragraph" style:parent-style-name="Standard">
      <loext:graphic-properties draw:fill="none"/>
      <style:paragraph-properties fo:margin-left="0in" fo:margin-right="0in" fo:margin-top="0in" fo:margin-bottom="0.1in" loext:contextual-spacing="false" fo:line-height="115%" fo:text-align="justify" style:justify-single-word="false" fo:text-indent="0in" style:auto-text-indent="false" fo:background-color="transparent" style:vertical-align="middle">
        <style:tab-stops>
          <style:tab-stop style:position="3.4626in" style:type="center"/>
          <style:tab-stop style:position="6.9252in" style:type="right"/>
        </style:tab-stops>
      </style:paragraph-properties>
      <style:text-properties fo:color="#000000" style:text-position="0% 100%" style:font-name="CMU Serif" fo:font-size="2pt" style:text-underline-style="none" fo:font-weight="normal" officeooo:rsid="000b9ec5" officeooo:paragraph-rsid="000d2764" style:font-size-asian="1.75pt" style:font-weight-asian="normal" style:font-size-complex="2pt" style:font-weight-complex="normal"/>
    </style:style>
    <style:style style:name="P29" style:family="paragraph" style:parent-style-name="Standard">
      <style:paragraph-properties fo:text-align="justify" style:justify-single-word="false" fo:break-before="page"/>
      <style:text-properties style:font-name="CMU Serif" fo:font-size="20pt" style:text-underline-style="solid" style:text-underline-width="auto" style:text-underline-color="font-color" officeooo:rsid="0013ab3b" officeooo:paragraph-rsid="000b9ec5" style:font-size-asian="20pt" style:font-size-complex="20pt"/>
    </style:style>
    <style:style style:name="P30" style:family="paragraph" style:parent-style-name="Standard">
      <style:paragraph-properties fo:margin-top="0.1in" fo:margin-bottom="0.1in" loext:contextual-spacing="false" fo:text-align="justify" style:justify-single-word="false"/>
      <style:text-properties style:font-name="CMU Serif" fo:font-size="13pt" style:text-underline-style="none" fo:font-weight="normal" officeooo:rsid="0013ab3b" officeooo:paragraph-rsid="000b9ec5" style:font-size-asian="13pt" style:font-weight-asian="normal" style:font-size-complex="13pt" style:font-weight-complex="normal"/>
    </style:style>
    <style:style style:name="P31" style:family="paragraph" style:parent-style-name="Standard">
      <style:paragraph-properties fo:margin-top="0in" fo:margin-bottom="0.1in" loext:contextual-spacing="false" fo:text-align="justify" style:justify-single-word="false"/>
      <style:text-properties style:font-name="CMU Serif" fo:font-size="13pt" style:text-underline-style="solid" style:text-underline-width="auto" style:text-underline-color="font-color" officeooo:rsid="0010ef6a" officeooo:paragraph-rsid="000b9ec5" style:font-size-asian="13pt" style:font-size-complex="13pt"/>
    </style:style>
    <style:style style:name="P32" style:family="paragraph" style:parent-style-name="Standard">
      <style:paragraph-properties fo:margin-top="0in" fo:margin-bottom="0.1in" loext:contextual-spacing="false" fo:text-align="justify" style:justify-single-word="false">
        <style:tab-stops/>
      </style:paragraph-properties>
      <style:text-properties style:text-position="0% 100%" style:font-name="CMU Serif" fo:font-size="13pt" style:text-underline-style="none" officeooo:rsid="000b9ec5" officeooo:paragraph-rsid="000b9ec5" style:font-size-asian="13pt" style:font-size-complex="13pt"/>
    </style:style>
    <style:style style:name="P33" style:family="paragraph" style:parent-style-name="Standard">
      <style:paragraph-properties fo:margin-top="0in" fo:margin-bottom="0.1in" loext:contextual-spacing="false" fo:text-align="justify" style:justify-single-word="false">
        <style:tab-stops/>
      </style:paragraph-properties>
      <style:text-properties style:text-position="0% 100%" style:font-name="CMU Serif" fo:font-size="20pt" style:text-underline-style="solid" style:text-underline-width="auto" style:text-underline-color="font-color" officeooo:rsid="0010ef6a" officeooo:paragraph-rsid="000b9ec5" style:font-size-asian="20pt" style:font-size-complex="20pt"/>
    </style:style>
    <style:style style:name="P34" style:family="paragraph" style:parent-style-name="Standard">
      <style:paragraph-properties fo:margin-top="0in" fo:margin-bottom="0.1in" loext:contextual-spacing="false" fo:line-height="115%" fo:text-align="justify" style:justify-single-word="false">
        <style:tab-stops/>
      </style:paragraph-properties>
      <style:text-properties fo:color="#000000" style:text-position="0% 100%" style:font-name="CMU Serif" fo:font-size="3pt" style:text-underline-style="none" fo:font-weight="normal" officeooo:rsid="000d2764" officeooo:paragraph-rsid="000d2764" style:font-size-asian="2.59999990463257pt" style:font-weight-asian="normal" style:font-size-complex="3pt" style:font-weight-complex="normal"/>
    </style:style>
    <style:style style:name="P35" style:family="paragraph" style:parent-style-name="Standard">
      <style:paragraph-properties fo:margin-top="0in" fo:margin-bottom="0.1in" loext:contextual-spacing="false" fo:text-align="justify" style:justify-single-word="false" fo:break-before="page"/>
      <style:text-properties style:font-name="CMU Serif" fo:font-size="20pt" style:text-underline-style="solid" style:text-underline-width="auto" style:text-underline-color="font-color" officeooo:rsid="0010ef6a" officeooo:paragraph-rsid="000b9ec5" style:font-size-asian="20pt" style:font-size-complex="20pt"/>
    </style:style>
    <style:style style:name="P36" style:family="paragraph" style:parent-style-name="Standard">
      <style:paragraph-properties fo:margin-top="0in" fo:margin-bottom="0.1in" loext:contextual-spacing="false" fo:text-align="justify" style:justify-single-word="false" fo:break-before="page">
        <style:tab-stops/>
      </style:paragraph-properties>
      <style:text-properties style:text-position="0% 100%" style:font-name="CMU Serif" fo:font-size="20pt" style:text-underline-style="solid" style:text-underline-width="auto" style:text-underline-color="font-color" officeooo:rsid="000b9ec5" officeooo:paragraph-rsid="000b9ec5" style:font-size-asian="20pt" style:font-size-complex="20pt"/>
    </style:style>
    <style:style style:name="P37" style:family="paragraph" style:parent-style-name="Standard">
      <style:paragraph-properties fo:margin-top="0in" fo:margin-bottom="0.15in" loext:contextual-spacing="false" fo:line-height="115%" fo:text-align="justify" style:justify-single-word="false" style:vertical-align="middle">
        <style:tab-stops>
          <style:tab-stop style:position="3.4626in" style:type="center"/>
          <style:tab-stop style:position="6.9252in" style:type="right"/>
        </style:tab-stops>
      </style:paragraph-properties>
      <style:text-properties style:font-name="CMU Serif" fo:font-size="13pt" officeooo:rsid="000b9ec5" officeooo:paragraph-rsid="000b9ec5" style:font-size-asian="13pt" style:font-size-complex="13pt"/>
    </style:style>
    <style:style style:name="P38" style:family="paragraph" style:parent-style-name="Standard" style:master-page-name="">
      <loext:graphic-properties draw:fill="none"/>
      <style:paragraph-properties fo:margin-left="0.5in" fo:margin-right="0in" fo:margin-top="0in" fo:margin-bottom="0.15in" loext:contextual-spacing="false" fo:line-height="115%" fo:text-align="justify" style:justify-single-word="false" fo:text-indent="0in" style:auto-text-indent="false" style:page-number="auto" fo:background-color="transparent"/>
      <style:text-properties style:font-name="CMU Serif" fo:font-size="13pt" officeooo:rsid="00b3c8b5" officeooo:paragraph-rsid="000b9ec5" style:font-size-asian="13pt" style:font-size-complex="13pt"/>
    </style:style>
    <style:style style:name="P39" style:family="paragraph" style:parent-style-name="Standard">
      <loext:graphic-properties draw:fill="none"/>
      <style:paragraph-properties fo:margin-left="0.5in" fo:margin-right="0in" fo:text-align="justify" style:justify-single-word="false" fo:text-indent="0in" style:auto-text-indent="false" fo:background-color="transparent"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fo:font-weight="normal" officeooo:rsid="00a49b12" officeooo:paragraph-rsid="000d2764" style:font-size-asian="13pt" style:font-weight-asian="normal" style:font-size-complex="13pt" style:font-weight-complex="normal"/>
    </style:style>
    <style:style style:name="P40" style:family="paragraph" style:parent-style-name="Standard">
      <style:paragraph-properties fo:margin-top="0in" fo:margin-bottom="0in" loext:contextual-spacing="false" fo:line-height="115%" fo:text-align="justify" style:justify-single-word="false">
        <style:tab-stops/>
      </style:paragraph-properties>
      <style:text-properties style:text-position="0% 100%" style:font-name="CMU Serif" fo:font-size="13pt" style:text-underline-style="none" fo:font-weight="bold" officeooo:rsid="000b9ec5" officeooo:paragraph-rsid="000d2764" style:font-size-asian="11.3500003814697pt" style:font-weight-asian="bold" style:font-size-complex="13pt" style:font-weight-complex="bold"/>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CMU Typewriter Text" fo:font-size="10pt" fo:font-style="normal" fo:text-shadow="none" style:text-underline-style="none" fo:font-weight="normal" officeooo:rsid="02606d40" officeooo:paragraph-rsid="000b9ec5" style:font-name-asian="CMU Serif"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CMU Typewriter Text" fo:font-size="10pt" fo:font-style="normal" fo:text-shadow="none" style:text-underline-style="none" fo:font-weight="normal" officeooo:rsid="02606d40" officeooo:paragraph-rsid="0028e933" style:font-name-asian="CMU Serif"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CMU Typewriter Text" fo:font-size="10pt" fo:font-style="normal" fo:text-shadow="none" style:text-underline-style="none" fo:font-weight="normal" officeooo:paragraph-rsid="000b9ec5" style:font-name-asian="CMU Serif"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CMU Serif" fo:font-size="13pt" fo:font-style="normal" fo:text-shadow="none" style:text-underline-style="none" fo:font-weight="normal" officeooo:rsid="00e74550" officeooo:paragraph-rsid="000b9ec5" style:font-size-asian="13pt" style:font-style-asian="normal" style:font-weight-asian="normal" style:font-size-complex="13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CMU Serif"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CMU Serif" fo:font-size="13pt" fo:font-style="normal" fo:text-shadow="none" style:text-underline-style="none" fo:font-weight="normal" officeooo:paragraph-rsid="000b9ec5" style:font-size-asian="13pt" style:font-style-asian="normal" style:font-weight-asian="normal" style:font-size-complex="13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CMU Serif" fo:font-size="13pt" fo:font-style="normal" fo:text-shadow="none" style:text-underline-style="none" fo:font-weight="normal" officeooo:rsid="000d80d1" officeooo:paragraph-rsid="000d80d1" style:font-size-asian="13pt" style:font-style-asian="normal" style:font-weight-asian="normal" style:font-size-complex="13pt" style:font-style-complex="normal" style:font-weight-complex="normal" style:text-overline-style="none" style:text-overline-color="font-color"/>
    </style:style>
    <style:style style:name="P48" style:family="paragraph" style:parent-style-name="Table_20_Contents">
      <style:paragraph-properties fo:text-align="justify" style:justify-single-word="false"/>
      <style:text-properties style:font-name="CMU Serif" fo:font-size="13pt" officeooo:rsid="0014c16d" officeooo:paragraph-rsid="000b9ec5" style:font-size-asian="13pt" style:font-size-complex="13pt"/>
    </style:style>
    <style:style style:name="P49" style:family="paragraph" style:parent-style-name="Table_20_Contents">
      <style:paragraph-properties fo:text-align="center" style:justify-single-word="false"/>
      <style:text-properties officeooo:paragraph-rsid="000b9ec5"/>
    </style:style>
    <style:style style:name="P50" style:family="paragraph" style:parent-style-name="Standard" style:list-style-name="L1">
      <style:paragraph-properties fo:margin-top="0.05in" fo:margin-bottom="0in" loext:contextual-spacing="false" fo:text-align="justify" style:justify-single-word="false"/>
      <style:text-properties style:text-position="0% 100%" style:font-name="CMU Serif" fo:font-size="13pt" style:text-underline-style="none" officeooo:rsid="007a8e2a" officeooo:paragraph-rsid="000b9ec5" style:font-size-asian="13pt" style:font-size-complex="13pt"/>
    </style:style>
    <style:style style:name="P51" style:family="paragraph" style:parent-style-name="Standard" style:list-style-name="L1">
      <style:paragraph-properties fo:margin-top="0.05in" fo:margin-bottom="0in" loext:contextual-spacing="false" fo:text-align="justify" style:justify-single-word="false"/>
      <style:text-properties style:text-position="0% 100%" style:font-name="CMU Serif" fo:font-size="13pt" style:text-underline-style="none" fo:font-weight="normal" officeooo:rsid="001344e3" officeooo:paragraph-rsid="000b9ec5" style:font-size-asian="13pt" style:font-weight-asian="normal" style:font-size-complex="13pt" style:font-weight-complex="normal"/>
    </style:style>
    <style:style style:name="P52" style:family="paragraph" style:parent-style-name="Standard" style:list-style-name="L2">
      <style:paragraph-properties fo:margin-top="0in" fo:margin-bottom="0.15in" loext:contextual-spacing="false" fo:line-height="115%" fo:text-align="justify" style:justify-single-word="false"/>
      <style:text-properties style:font-name="CMU Serif" fo:font-size="13pt" officeooo:paragraph-rsid="00239eb2" style:font-size-asian="13pt" style:font-size-complex="13pt"/>
    </style:style>
    <style:style style:name="P53" style:family="paragraph" style:parent-style-name="Standard" style:list-style-name="L2">
      <style:paragraph-properties fo:margin-top="0in" fo:margin-bottom="0.15in" loext:contextual-spacing="false" fo:line-height="115%" fo:text-align="justify" style:justify-single-word="false"/>
      <style:text-properties style:font-name="CMU Serif" fo:font-size="13pt" officeooo:paragraph-rsid="00263236" style:font-size-asian="13pt" style:font-size-complex="13pt"/>
    </style:style>
    <style:style style:name="P54" style:family="paragraph" style:parent-style-name="Standard" style:list-style-name="L2">
      <style:paragraph-properties fo:margin-top="0in" fo:margin-bottom="0.15in" loext:contextual-spacing="false" fo:line-height="115%" fo:text-align="justify" style:justify-single-word="false"/>
      <style:text-properties style:font-name="CMU Serif" fo:font-size="13pt" officeooo:rsid="00b3c8b5" officeooo:paragraph-rsid="000b9ec5" style:font-size-asian="13pt" style:font-size-complex="13pt"/>
    </style:style>
    <style:style style:name="P55" style:family="paragraph" style:parent-style-name="Standard" style:list-style-name="L2">
      <style:paragraph-properties fo:margin-top="0in" fo:margin-bottom="0.15in" loext:contextual-spacing="false" fo:line-height="115%" fo:text-align="justify" style:justify-single-word="false"/>
      <style:text-properties style:text-position="0% 100%" style:font-name="CMU Serif" fo:font-size="13pt" style:text-underline-style="none" fo:font-weight="normal" officeooo:rsid="00b3c8b5" officeooo:paragraph-rsid="000b9ec5" style:font-size-asian="13pt" style:font-weight-asian="normal" style:font-size-complex="13pt" style:font-weight-complex="normal"/>
    </style:style>
    <style:style style:name="P56" style:family="paragraph" style:parent-style-name="Standard" style:list-style-name="L3">
      <style:paragraph-properties fo:margin-top="0in" fo:margin-bottom="0.1in" loext:contextual-spacing="false" fo:line-height="115%" fo:text-align="justify" style:justify-single-word="false"/>
      <style:text-properties officeooo:rsid="006847fb" officeooo:paragraph-rsid="000b9ec5"/>
    </style:style>
    <style:style style:name="P57" style:family="paragraph" style:parent-style-name="Standard" style:list-style-name="L3">
      <style:paragraph-properties fo:margin-top="0in" fo:margin-bottom="0.1in" loext:contextual-spacing="false" fo:line-height="115%" fo:text-align="justify" style:justify-single-word="false"/>
      <style:text-properties officeooo:paragraph-rsid="000b9ec5"/>
    </style:style>
    <style:style style:name="P58" style:family="paragraph" style:parent-style-name="Standard" style:list-style-name="L3">
      <style:paragraph-properties fo:margin-top="0in" fo:margin-bottom="0.1in" loext:contextual-spacing="false" fo:line-height="115%" fo:text-align="justify" style:justify-single-word="false">
        <style:tab-stops/>
      </style:paragraph-properties>
      <style:text-properties style:text-position="0% 100%" style:font-name="CMU Serif" fo:font-size="13pt" style:text-underline-style="none" fo:font-weight="bold" officeooo:rsid="006847fb" officeooo:paragraph-rsid="000b9ec5" style:font-size-asian="11.3500003814697pt" style:font-weight-asian="bold" style:font-size-complex="13pt" style:font-weight-complex="bold"/>
    </style:style>
    <style:style style:name="P59" style:family="paragraph" style:parent-style-name="Standard" style:list-style-name="L3">
      <style:paragraph-properties fo:margin-top="0in" fo:margin-bottom="0.1in" loext:contextual-spacing="false" fo:line-height="115%" fo:text-align="justify" style:justify-single-word="false">
        <style:tab-stops/>
      </style:paragraph-properties>
      <style:text-properties style:text-position="0% 100%" style:font-name="CMU Serif" fo:font-size="13pt" style:text-underline-style="none" fo:font-weight="bold" officeooo:rsid="000b9ec5" officeooo:paragraph-rsid="000b9ec5" style:font-size-asian="11.3500003814697pt" style:font-weight-asian="bold" style:font-size-complex="13pt" style:font-weight-complex="bold"/>
    </style:style>
    <style:style style:name="P6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1" style:family="paragraph">
      <loext:graphic-properties draw:fill-color="#000000"/>
      <style:paragraph-properties fo:text-align="center"/>
    </style:style>
    <style:style style:name="P62" style:family="paragraph">
      <loext:graphic-properties draw:fill-color="#000000"/>
      <style:paragraph-properties fo:text-align="center"/>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03dc827" style:font-weight-asian="normal" style:font-weight-complex="normal"/>
    </style:style>
    <style:style style:name="T3" style:family="text">
      <style:text-properties fo:font-weight="normal" officeooo:rsid="0017e401" style:font-weight-asian="normal" style:font-weight-complex="normal"/>
    </style:style>
    <style:style style:name="T4" style:family="text">
      <style:text-properties fo:font-weight="normal" officeooo:rsid="001344e3" style:font-weight-asian="normal" style:font-weight-complex="normal"/>
    </style:style>
    <style:style style:name="T5" style:family="text">
      <style:text-properties fo:font-weight="normal" officeooo:rsid="007a8e2a" style:font-weight-asian="normal" style:font-weight-complex="normal"/>
    </style:style>
    <style:style style:name="T6" style:family="text">
      <style:text-properties fo:font-weight="normal" officeooo:rsid="0018e504" style:font-weight-asian="normal" style:font-weight-complex="normal"/>
    </style:style>
    <style:style style:name="T7" style:family="text">
      <style:text-properties fo:font-weight="normal" officeooo:rsid="00879eca" style:font-weight-asian="normal" style:font-weight-complex="normal"/>
    </style:style>
    <style:style style:name="T8" style:family="text">
      <style:text-properties fo:font-weight="normal" officeooo:rsid="000d80d1" style:font-weight-asian="normal" style:font-weight-complex="normal"/>
    </style:style>
    <style:style style:name="T9" style:family="text">
      <style:text-properties fo:font-weight="normal" officeooo:rsid="000f4495" style:font-weight-asian="normal" style:font-weight-complex="normal"/>
    </style:style>
    <style:style style:name="T10" style:family="text">
      <style:text-properties fo:font-weight="normal" officeooo:rsid="0010c385" style:font-weight-asian="normal" style:font-weight-complex="normal"/>
    </style:style>
    <style:style style:name="T11" style:family="text">
      <style:text-properties fo:font-weight="normal" officeooo:rsid="001fd3df" style:font-weight-asian="normal" style:font-weight-complex="normal"/>
    </style:style>
    <style:style style:name="T12" style:family="text">
      <style:text-properties fo:font-weight="normal" officeooo:rsid="00209cbe"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officeooo:rsid="008de222"/>
    </style:style>
    <style:style style:name="T16" style:family="text">
      <style:text-properties officeooo:rsid="007ea07b"/>
    </style:style>
    <style:style style:name="T17" style:family="text">
      <style:text-properties officeooo:rsid="00649e66"/>
    </style:style>
    <style:style style:name="T18" style:family="text">
      <style:text-properties officeooo:rsid="000b9ec5"/>
    </style:style>
    <style:style style:name="T19" style:family="text">
      <style:text-properties officeooo:rsid="00bb7d76"/>
    </style:style>
    <style:style style:name="T20" style:family="text">
      <style:text-properties officeooo:rsid="007a8e2a"/>
    </style:style>
    <style:style style:name="T21" style:family="text">
      <style:text-properties officeooo:rsid="007c369f"/>
    </style:style>
    <style:style style:name="T22" style:family="text">
      <style:text-properties officeooo:rsid="0060b98d"/>
    </style:style>
    <style:style style:name="T23" style:family="text">
      <style:text-properties officeooo:rsid="0079a60c"/>
    </style:style>
    <style:style style:name="T24" style:family="text">
      <style:text-properties officeooo:rsid="00b2c719"/>
    </style:style>
    <style:style style:name="T25" style:family="text">
      <style:text-properties style:text-position="0% 100%" style:text-underline-style="none" fo:font-weight="normal" style:font-weight-asian="normal" style:font-weight-complex="normal"/>
    </style:style>
    <style:style style:name="T26" style:family="text">
      <style:text-properties style:text-position="0% 100%" style:text-underline-style="none" fo:font-weight="normal" officeooo:rsid="00ab01f2" style:font-weight-asian="normal" style:font-weight-complex="normal"/>
    </style:style>
    <style:style style:name="T27" style:family="text">
      <style:text-properties style:text-position="0% 100%" style:text-underline-style="none" fo:font-weight="normal" officeooo:rsid="00ac3638" style:font-weight-asian="normal" style:font-weight-complex="normal"/>
    </style:style>
    <style:style style:name="T28" style:family="text">
      <style:text-properties style:text-position="0% 100%" style:text-underline-style="none" fo:font-weight="normal" officeooo:rsid="00add283" style:font-weight-asian="normal" style:font-weight-complex="normal"/>
    </style:style>
    <style:style style:name="T29" style:family="text">
      <style:text-properties style:text-position="0% 100%" style:text-underline-style="none" fo:font-weight="normal" officeooo:rsid="00b2c719" style:font-weight-asian="normal" style:font-weight-complex="normal"/>
    </style:style>
    <style:style style:name="T30" style:family="text">
      <style:text-properties style:text-position="0% 100%" style:text-underline-style="none" fo:font-weight="normal" officeooo:rsid="00b186b0" style:font-weight-asian="normal" style:font-weight-complex="normal"/>
    </style:style>
    <style:style style:name="T31" style:family="text">
      <style:text-properties style:text-position="0% 100%" style:text-underline-style="none" fo:font-weight="normal" officeooo:rsid="00b1eed2" style:font-weight-asian="normal" style:font-weight-complex="normal"/>
    </style:style>
    <style:style style:name="T32" style:family="text">
      <style:text-properties style:text-position="0% 100%" style:text-underline-style="none" fo:font-weight="normal" officeooo:rsid="00cdf185" style:font-weight-asian="normal" style:font-weight-complex="normal"/>
    </style:style>
    <style:style style:name="T33" style:family="text">
      <style:text-properties style:text-position="0% 100%" style:text-underline-style="none" fo:font-weight="normal" officeooo:rsid="00b6d091" style:font-weight-asian="normal" style:font-weight-complex="normal"/>
    </style:style>
    <style:style style:name="T34" style:family="text">
      <style:text-properties style:text-position="0% 100%" style:text-underline-style="none" fo:font-weight="normal" officeooo:rsid="00c90df3" style:font-weight-asian="normal" style:font-weight-complex="normal"/>
    </style:style>
    <style:style style:name="T35" style:family="text">
      <style:text-properties style:text-position="0% 100%" style:text-underline-style="none" fo:font-weight="normal" officeooo:rsid="000b9ec5" style:font-weight-asian="normal" style:font-weight-complex="normal"/>
    </style:style>
    <style:style style:name="T36" style:family="text">
      <style:text-properties style:text-position="0% 100%" style:text-underline-style="none" fo:font-weight="normal" officeooo:rsid="00137666" style:font-weight-asian="normal" style:font-weight-complex="normal"/>
    </style:style>
    <style:style style:name="T37" style:family="text">
      <style:text-properties style:text-position="0% 100%" style:text-underline-style="none" fo:font-weight="normal" officeooo:rsid="001694db" style:font-weight-asian="normal" style:font-weight-complex="normal"/>
    </style:style>
    <style:style style:name="T38" style:family="text">
      <style:text-properties fo:color="#000000"/>
    </style:style>
    <style:style style:name="T39" style:family="text">
      <style:text-properties fo:color="#000000" style:text-position="0% 100%" style:font-name="CMU Serif" fo:font-size="13pt" style:text-underline-style="none" fo:font-weight="normal" style:font-size-asian="13pt" style:font-weight-asian="normal" style:font-size-complex="13pt" style:font-weight-complex="normal"/>
    </style:style>
    <style:style style:name="T40" style:family="text">
      <style:text-properties fo:color="#000000" style:text-position="0% 100%" style:font-name="CMU Serif" fo:font-size="13pt" style:text-underline-style="none" fo:font-weight="normal" officeooo:rsid="009f672a" style:font-size-asian="13pt" style:font-weight-asian="normal" style:font-size-complex="13pt" style:font-weight-complex="normal"/>
    </style:style>
    <style:style style:name="T41" style:family="text">
      <style:text-properties fo:color="#000000" style:text-position="0% 100%" style:font-name="CMU Serif" fo:font-size="13pt" style:text-underline-style="none" fo:font-weight="normal" officeooo:rsid="006847fb" style:font-size-asian="13pt" style:font-weight-asian="normal" style:font-size-complex="13pt" style:font-weight-complex="normal"/>
    </style:style>
    <style:style style:name="T42" style:family="text">
      <style:text-properties fo:color="#000000" style:text-position="0% 100%" style:font-name="CMU Serif" fo:font-size="13pt" style:text-underline-style="none" fo:font-weight="normal" officeooo:rsid="000d2764" style:font-size-asian="13pt" style:font-weight-asian="normal" style:font-size-complex="13pt" style:font-weight-complex="normal"/>
    </style:style>
    <style:style style:name="T43" style:family="text">
      <style:text-properties fo:color="#000000" style:text-position="0% 100%" style:font-name="CMU Serif" fo:font-size="13pt" style:text-underline-style="none" fo:font-weight="bold" style:font-size-asian="13pt" style:font-weight-asian="bold" style:font-size-complex="13pt" style:font-weight-complex="bold"/>
    </style:style>
    <style:style style:name="T44" style:family="text">
      <style:text-properties fo:color="#000000" style:text-position="0% 100%" style:font-name="CMU Typewriter Text" fo:font-size="13pt" style:text-underline-style="solid" style:text-underline-width="auto" style:text-underline-color="font-color" fo:font-weight="normal" style:font-size-asian="13pt" style:font-weight-asian="normal" style:font-size-complex="13pt" style:font-weight-complex="normal"/>
    </style:style>
    <style:style style:name="T45" style:family="text">
      <style:text-properties fo:color="#000000" style:text-position="0% 100%" style:font-name="CMU Typewriter Text" fo:font-size="13pt" style:text-underline-style="solid" style:text-underline-width="auto" style:text-underline-color="font-color" fo:font-weight="normal" officeooo:rsid="006847fb" style:font-size-asian="13pt" style:font-weight-asian="normal" style:font-size-complex="13pt" style:font-weight-complex="normal"/>
    </style:style>
    <style:style style:name="T46" style:family="text">
      <style:text-properties fo:color="#000000" style:text-position="0% 100%" style:font-name="CMU Typewriter Text" fo:font-size="13pt" style:text-underline-style="none" fo:font-weight="normal" style:font-size-asian="13pt" style:font-weight-asian="normal" style:font-size-complex="13pt" style:font-weight-complex="normal"/>
    </style:style>
    <style:style style:name="T47" style:family="text">
      <style:text-properties fo:color="#000000" style:text-position="0% 100%" style:font-name="CMU Typewriter Text" fo:font-size="13pt" style:text-underline-style="none" fo:font-weight="normal" officeooo:rsid="000b9ec5" style:font-size-asian="13pt" style:font-weight-asian="normal" style:font-size-complex="13pt" style:font-weight-complex="normal"/>
    </style:style>
    <style:style style:name="T48" style:family="text">
      <style:text-properties fo:color="#000000" style:text-position="0% 100%" style:font-name="CMU Typewriter Text" fo:font-size="13pt" style:text-underline-style="none" fo:font-weight="normal" officeooo:rsid="0021bf71" style:font-size-asian="13pt" style:font-weight-asian="normal" style:font-size-complex="13pt" style:font-weight-complex="normal"/>
    </style:style>
    <style:style style:name="T49" style:family="text">
      <style:text-properties fo:color="#000000" style:font-name="CMU Typewriter Text" style:text-underline-style="solid" style:text-underline-width="auto" style:text-underline-color="font-color" fo:font-weight="normal" style:font-size-asian="13pt" style:font-weight-asian="normal" style:font-weight-complex="normal"/>
    </style:style>
    <style:style style:name="T50" style:family="text">
      <style:text-properties fo:color="#000000" style:font-name="CMU Typewriter Text" style:text-underline-style="solid" style:text-underline-width="auto" style:text-underline-color="font-color" fo:font-weight="normal" officeooo:rsid="000b9ec5" style:font-size-asian="13pt" style:font-weight-asian="normal" style:font-weight-complex="normal"/>
    </style:style>
    <style:style style:name="T51" style:family="text">
      <style:text-properties fo:color="#000000" style:font-name="CMU Typewriter Text" fo:font-weight="normal" style:font-size-asian="13pt" style:font-weight-asian="normal" style:font-weight-complex="normal"/>
    </style:style>
    <style:style style:name="T52" style:family="text">
      <style:text-properties fo:color="#000000" style:font-name="CMU Typewriter Text" fo:font-weight="normal" officeooo:rsid="000b9ec5" style:font-size-asian="13pt" style:font-weight-asian="normal" style:font-weight-complex="normal"/>
    </style:style>
    <style:style style:name="T53" style:family="text">
      <style:text-properties fo:color="#000000" style:font-name="CMU Typewriter Text" fo:font-weight="normal" officeooo:rsid="00284277" style:font-size-asian="13pt" style:font-weight-asian="normal" style:font-weight-complex="normal"/>
    </style:style>
    <style:style style:name="T54" style:family="text">
      <style:text-properties fo:color="#000000" fo:font-weight="normal" style:font-size-asian="13pt" style:font-weight-asian="normal" style:font-weight-complex="normal"/>
    </style:style>
    <style:style style:name="T55" style:family="text">
      <style:text-properties fo:color="#000000" fo:font-weight="normal" officeooo:rsid="0074c409" style:font-size-asian="13pt" style:font-weight-asian="normal" style:font-weight-complex="normal"/>
    </style:style>
    <style:style style:name="T56" style:family="text">
      <style:text-properties fo:color="#000000" fo:font-weight="normal" officeooo:rsid="000b9ec5" style:font-size-asian="13pt" style:font-weight-asian="normal" style:font-weight-complex="normal"/>
    </style:style>
    <style:style style:name="T57" style:family="text">
      <style:text-properties fo:color="#000000" fo:font-weight="normal" officeooo:rsid="000d2764" style:font-size-asian="13pt" style:font-weight-asian="normal" style:font-weight-complex="normal"/>
    </style:style>
    <style:style style:name="T58" style:family="text">
      <style:text-properties fo:color="#000000" fo:font-weight="normal" officeooo:rsid="00178154" style:font-size-asian="13pt" style:font-weight-asian="normal" style:font-weight-complex="normal"/>
    </style:style>
    <style:style style:name="T59" style:family="text">
      <style:text-properties fo:color="#000000" fo:font-weight="normal" officeooo:rsid="001aed98" style:font-size-asian="13pt" style:font-weight-asian="normal" style:font-weight-complex="normal"/>
    </style:style>
    <style:style style:name="T60" style:family="text">
      <style:text-properties fo:color="#000000" fo:font-weight="normal" officeooo:rsid="00284277" style:font-size-asian="13pt" style:font-weight-asian="normal" style:font-weight-complex="normal"/>
    </style:style>
    <style:style style:name="T61" style:family="text">
      <style:text-properties fo:color="#000000" officeooo:rsid="000d80d1"/>
    </style:style>
    <style:style style:name="T62" style:family="text">
      <style:text-properties fo:color="#000000" officeooo:rsid="00154a94"/>
    </style:style>
    <style:style style:name="T63" style:family="text">
      <style:text-properties fo:color="#000000" officeooo:rsid="001c431c"/>
    </style:style>
    <style:style style:name="T64" style:family="text">
      <style:text-properties fo:color="#000000" style:text-outline="false" style:text-line-through-style="none" style:text-line-through-type="none" style:font-name="CMU Typewriter Text" fo:font-size="10pt" fo:font-style="normal" fo:text-shadow="none" style:text-underline-style="none" fo:font-weight="normal" officeooo:rsid="02606d40" style:font-name-asian="CMU Serif" style:font-size-asian="10pt" style:font-style-asian="normal" style:font-weight-asian="normal" style:font-size-complex="10pt" style:font-style-complex="normal" style:font-weight-complex="normal" style:text-overline-style="none" style:text-overline-color="font-color"/>
    </style:style>
    <style:style style:name="T65" style:family="text">
      <style:text-properties fo:color="#000000" style:text-outline="false" style:text-line-through-style="none" style:text-line-through-type="none" style:font-name="CMU Typewriter Text" fo:font-size="10pt" fo:font-style="normal" fo:text-shadow="none" style:text-underline-style="none" fo:font-weight="normal" officeooo:rsid="0028e933" style:font-name-asian="CMU Serif" style:font-size-asian="10pt" style:font-style-asian="normal" style:font-weight-asian="normal" style:font-size-complex="10pt"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CMU Typewriter Text" fo:font-size="10pt" fo:font-style="normal" fo:text-shadow="none" style:text-underline-style="none" fo:font-weight="normal" officeooo:rsid="008de222" style:font-name-asian="CMU Serif" style:font-size-asian="10pt" style:font-style-asian="normal" style:font-weight-asian="normal" style:font-size-complex="10pt" style:font-style-complex="normal" style:font-weight-complex="normal" style:text-overline-style="none" style:text-overline-color="font-color"/>
    </style:style>
    <style:style style:name="T67" style:family="text">
      <style:text-properties fo:color="#000000" style:text-outline="false" style:text-line-through-style="none" style:text-line-through-type="none" style:font-name="CMU Typewriter Text" fo:font-size="10pt" fo:font-style="normal" fo:text-shadow="none" style:text-underline-style="none" fo:font-weight="normal" officeooo:rsid="002a603e" style:font-name-asian="CMU Serif" style:font-size-asian="10pt" style:font-style-asian="normal" style:font-weight-asian="normal" style:font-size-complex="10pt" style:font-style-complex="normal" style:font-weight-complex="normal" style:text-overline-style="none" style:text-overline-color="font-color"/>
    </style:style>
    <style:style style:name="T68" style:family="text">
      <style:text-properties officeooo:rsid="00100ad0"/>
    </style:style>
    <style:style style:name="T69" style:family="text">
      <style:text-properties style:font-name="CMU Typewriter Text"/>
    </style:style>
    <style:style style:name="T70" style:family="text">
      <style:text-properties style:font-name="CMU Typewriter Text" fo:font-weight="normal" officeooo:rsid="0010c385" style:font-weight-asian="normal" style:font-weight-complex="normal"/>
    </style:style>
    <style:style style:name="T71" style:family="text">
      <style:text-properties fo:font-weight="bold" style:font-weight-asian="bold" style:font-weight-complex="bold"/>
    </style:style>
    <style:style style:name="T72" style:family="text">
      <style:text-properties officeooo:rsid="002a603e"/>
    </style:style>
    <text:list-style style:name="L1">
      <text:list-level-style-number text:level="1" text:style-name="Character_5f_20_5f_style"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1">Names:<text:tab/><text:span text:style-name="T13"><text:tab/><text:tab/><text:tab/><text:tab/><text:tab/> <text:s text:c="7"/></text:span><text:span text:style-name="T14"><text:tab/> <text:s text:c="3"/></text:span><text:span text:style-name="T13"><text:tab/><text:tab/><text:tab/><text:tab/><text:tab/> <text:s text:c="7"/></text:span></text:p>
      <text:p text:style-name="P12"/>
      <text:p text:style-name="P13"><text:span text:style-name="T14"><text:tab/><text:tab/></text:span><text:span text:style-name="T13"><text:tab/><text:tab/><text:tab/><text:tab/><text:tab/> <text:s text:c="7"/></text:span><text:span text:style-name="T14"><text:tab/> <text:s text:c="3"/></text:span><text:span text:style-name="T13"><text:tab/><text:tab/><text:tab/><text:tab/><text:tab/> <text:s text:c="7"/></text:span></text:p>
      <text:p text:style-name="P14"/>
      <table:table table:name="Table2" table:style-name="Table2">
        <table:table-column table:style-name="Table2.A"/>
        <table:table-column table:style-name="Table2.B"/>
        <table:table-column table:style-name="Table2.A"/>
        <table:table-column table:style-name="Table2.B"/>
        <table:table-column table:style-name="Table2.E"/>
        <table:table-row table:style-name="Table2.1">
          <table:table-cell table:style-name="Table2.A1" office:value-type="string">
            <text:p text:style-name="P41">Teamwork <text:span text:style-name="T15">(5)</text:span></text:p>
          </table:table-cell>
          <table:table-cell table:style-name="Table2.A1" office:value-type="string">
            <text:p text:style-name="P41">Discussion <text:span text:style-name="T15">(5)</text:span></text:p>
          </table:table-cell>
          <table:table-cell table:style-name="Table2.A1" office:value-type="string">
            <text:p text:style-name="P49"><text:span text:style-name="T67">Completeness</text:span><text:span text:style-name="T64"> </text:span><text:span text:style-name="T66">(5)</text:span></text:p>
          </table:table-cell>
          <table:table-cell table:style-name="Table2.A1" office:value-type="string">
            <text:p text:style-name="P42">Correctness <text:span text:style-name="T15">(5)</text:span></text:p>
          </table:table-cell>
          <table:table-cell table:style-name="Table2.E1" office:value-type="string">
            <text:p text:style-name="P41">Total <text:span text:style-name="T15">(20)</text:span></text:p>
          </table:table-cell>
        </table:table-row>
        <table:table-row table:style-name="Table2.2">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E2" office:value-type="string">
            <text:p text:style-name="P43"/>
          </table:table-cell>
        </table:table-row>
      </table:table>
      <text:p text:style-name="P14"/>
      <text:p text:style-name="P16"/>
      <text:p text:style-name="P16"/>
      <text:p text:style-name="P16"/>
      <text:p text:style-name="P22">Exoplanet Discovery</text:p>
      <text:p text:style-name="P16"/>
      <text:p text:style-name="P16"/>
      <text:p text:style-name="P14"/>
      <text:p text:style-name="P14"/>
      <text:p text:style-name="P14"/>
      <text:p text:style-name="P14"/>
      <text:p text:style-name="P5">A house of wood in a hidden place,</text:p>
      <text:p text:style-name="P6"/>
      <text:p text:style-name="P5">Built without nails or glue.</text:p>
      <text:p text:style-name="P6"/>
      <text:p text:style-name="P5">High above the earthen ground,</text:p>
      <text:p text:style-name="P6"/>
      <text:p text:style-name="P7"><text:span text:style-name="T68">It holds pale gems of blue</text:span>.</text:p>
      <text:p text:style-name="P17"/>
      <text:p text:style-name="P17"/>
      <text:p text:style-name="P17"/>
      <text:p text:style-name="P17"/>
      <text:p text:style-name="P17"/>
      <text:p text:style-name="P17"/>
      <text:p text:style-name="P19">What is it?</text:p>
      <text:p text:style-name="P18"/>
      <text:p text:style-name="P20"/>
      <text:p text:style-name="P21"><text:s text:c="29"/></text:p>
      <text:p text:style-name="P15"/>
      <text:p text:style-name="P29">Pre-Lab Quiz</text:p>
      <text:p text:style-name="P30">Record you team’s answer<text:span text:style-name="T16">s</text:span> as well as your reasoning and explanations.</text:p>
      <table:table table:name="Table10" table:style-name="Table10">
        <table:table-column table:style-name="Table10.A"/>
        <table:table-row table:style-name="Table10.1">
          <table:table-cell table:style-name="Table10.A1" office:value-type="string">
            <text:p text:style-name="P48">1.</text:p>
          </table:table-cell>
        </table:table-row>
        <table:table-row table:style-name="Table10.1">
          <table:table-cell table:style-name="Table10.A2" office:value-type="string">
            <text:p text:style-name="P48">2.</text:p>
          </table:table-cell>
        </table:table-row>
        <table:table-row table:style-name="Table10.1">
          <table:table-cell table:style-name="Table10.A2" office:value-type="string">
            <text:p text:style-name="P48">3.</text:p>
          </table:table-cell>
        </table:table-row>
        <table:table-row table:style-name="Table10.1">
          <table:table-cell table:style-name="Table10.A2" office:value-type="string">
            <text:p text:style-name="P48">4.</text:p>
          </table:table-cell>
        </table:table-row>
      </table:table>
      <text:p text:style-name="P8"/>
      <text:p text:style-name="P31"/>
      <text:p text:style-name="P35">Part <text:span text:style-name="T17">1</text:span>: <text:span text:style-name="T18">Sizes of Exoplanets</text:span></text:p>
      <text:p text:style-name="P32"><text:span text:style-name="T3">1. </text:span><text:span text:style-name="T1">Explain your group’s method for determining the </text:span><text:span text:style-name="T71">size</text:span><text:span text:style-name="T1"> and </text:span><text:span text:style-name="T71">position</text:span><text:span text:style-name="T1"> </text:span><text:span text:style-name="T11">(distance from the Sun</text:span><text:span text:style-name="T12">)</text:span><text:span text:style-name="T1"> of Jupiter in the classroom scale model. </text:span><text:span text:style-name="T8">Be prepared to share your </text:span><text:span text:style-name="T9">thoughts / </text:span><text:span text:style-name="T12">work</text:span><text:span text:style-name="T9"> </text:span><text:span text:style-name="T8">with the class.</text:span></text:p>
      <text:p text:style-name="P35">Part <text:span text:style-name="T18">2</text:span>: <text:span text:style-name="T18">Transit Method</text:span></text:p>
      <text:p text:style-name="P1"><text:span text:style-name="T2">1. </text:span><text:span text:style-name="T4">Sketch a graph of the output from the photometer used in the transit demonstration. Label the </text:span><text:span text:style-name="T5">axis </text:span><text:span text:style-name="T70">(time, intensity)</text:span><text:span text:style-name="T10"> </text:span><text:span text:style-name="T5">and indicate</text:span><text:span text:style-name="T4"> where </text:span><text:span text:style-name="T5">the planet</text:span></text:p>
      <text:list xml:id="list1576063042" text:style-name="L1">
        <text:list-item>
          <text:p text:style-name="P50"><text:span text:style-name="T4">is not in front of the star</text:span><text:span text:style-name="T1"> </text:span></text:p>
        </text:list-item>
        <text:list-item>
          <text:p text:style-name="P51"><text:span text:style-name="T20">is </text:span>traveling over the limb <text:span text:style-name="T21">(edge)</text:span> of the star</text:p>
        </text:list-item>
        <text:list-item>
          <text:p text:style-name="P51"><text:span text:style-name="T20">is </text:span>completely in front of the star<text:tab/></text:p>
        </text:list-item>
      </text:list>
      <text:p text:style-name="P3"/>
      <text:p text:style-name="P3"><draw:line text:anchor-type="paragraph" draw:z-index="15" draw:name="Shape1" draw:style-name="gr3" draw:text-style-name="P62" svg:x1="0.5051in" svg:y1="0.0272in" svg:x2="0.5051in" svg:y2="2.1193in"><text:p/></draw:line><draw:line text:anchor-type="paragraph" draw:z-index="16" draw:name="Shape1" draw:style-name="gr3" draw:text-style-name="P61" svg:x1="6.5in" svg:y1="2.1193in" svg:x2="0.5in" svg:y2="2.1197in"><text:p/></draw:line></text:p>
      <text:p text:style-name="P3"/>
      <text:p text:style-name="P4"/>
      <text:p text:style-name="P3"/>
      <text:p text:style-name="P3"/>
      <text:p text:style-name="P3"/>
      <text:p text:style-name="P3"/>
      <text:p text:style-name="P3"/>
      <text:p text:style-name="P3"/>
      <text:p text:style-name="P4"/>
      <text:p text:style-name="P3"/>
      <text:p text:style-name="P2"><text:span text:style-name="T6">2. </text:span><text:span text:style-name="T1">If a sphere with half the diameter of the first is passed in front of the light source, how will this affect the light curve? Explain your prediction below </text:span><text:span text:style-name="T7">and try to quantify it</text:span><text:span text:style-name="T1">.</text:span></text:p>
      <text:p text:style-name="P4"/>
      <text:p text:style-name="P4"/>
      <text:p text:style-name="P4"/>
      <text:p text:style-name="P4"/>
      <text:p text:style-name="P4"/>
      <text:p text:style-name="P4"/>
      <text:p text:style-name="P4"/>
      <text:p text:style-name="P4">3. Did the <text:span text:style-name="T22">second </text:span>demo verify your reasoning? What does this mean for the kind of exoplanets that are likely to be discovered <text:span text:style-name="T23">using the transit method</text:span>?</text:p>
      <text:p text:style-name="P4"/>
      <text:p text:style-name="P4"/>
      <text:p text:style-name="P4"/>
      <text:p text:style-name="P4"/>
      <text:p text:style-name="P4"/>
      <text:p text:style-name="P26"><text:soft-page-break/>4. In this problem we’re going to derive the relationship between the <text:span text:style-name="T24">radius</text:span> of the planet <draw:g text:anchor-type="as-char" svg:y="-0.0665in" draw:z-index="0" draw:name="Shape2" draw:style-name="gr1"><svg:title>TexMaths</svg:title><svg:desc>14§inline§r_{p}§svg§600§FALSE§</svg:desc><draw:frame draw:style-name="gr2" draw:text-style-name="P60" svg:width="0.1335in" svg:height="0.1106in" svg:x="0in" svg:y="0in"><draw:image xlink:href="Pictures/10000D7D0000012F000000FCB8C2A1D9D80F54ED.svg" xlink:type="simple" xlink:show="embed" xlink:actuate="onLoad" loext:mime-type="image/svg+xml"><text:p/></draw:image><draw:image xlink:href="Pictures/100002010000000B0000000A3AD4204C7C7A85B4.png" xlink:type="simple" xlink:show="embed" xlink:actuate="onLoad" loext:mime-type="image/png"/></draw:frame></draw:g>, the <text:span text:style-name="T24">radius</text:span> of the star <draw:g text:anchor-type="as-char" svg:y="-0.0634in" draw:z-index="1" draw:name="Shape3" draw:style-name="gr1"><svg:title>TexMaths</svg:title><svg:desc>14§inline§r_\star§svg§600§FALSE§</svg:desc><draw:frame draw:style-name="gr2" draw:text-style-name="P60" svg:width="0.1335in" svg:height="0.0858in" svg:x="0in" svg:y="0in"><draw:image xlink:href="Pictures/10000B130000012F000000C3330D908D64E800E1.svg" xlink:type="simple" xlink:show="embed" xlink:actuate="onLoad" loext:mime-type="image/svg+xml"><text:p/></draw:image><draw:image xlink:href="Pictures/100002010000000B0000000780E9D8F8D2C138D7.png" xlink:type="simple" xlink:show="embed" xlink:actuate="onLoad" loext:mime-type="image/png"/></draw:frame></draw:g>, and the <text:span text:style-name="T24">dip in the star’s brightness</text:span>. Partnering with another group, on a white board work though the following steps:</text:p>
      <text:list xml:id="list3018510997" text:style-name="L2">
        <text:list-item>
          <text:p text:style-name="P52"><text:span text:style-name="T26">The star’s normal brightness </text:span><text:span text:style-name="T26"><draw:g text:anchor-type="as-char" svg:y="-0.102in" draw:z-index="2" draw:name="Shape4" draw:style-name="gr1"><svg:title>TexMaths</svg:title><svg:desc>14§inline§B_\star§svg§600§FALSE§</svg:desc><draw:frame draw:style-name="gr2" draw:text-style-name="P60" svg:width="0.1807in" svg:height="0.1248in" svg:x="0in" svg:y="0in"><draw:image xlink:href="Pictures/10000B760000019B0000011C9737C706B38590FC.svg" xlink:type="simple" xlink:show="embed" xlink:actuate="onLoad" loext:mime-type="image/svg+xml"><text:p/></draw:image><draw:image xlink:href="Pictures/10000201000000100000000BAC1C3BC173B44F6D.png" xlink:type="simple" xlink:show="embed" xlink:actuate="onLoad" loext:mime-type="image/png"/></draw:frame></draw:g></text:span><text:span text:style-name="T26"><text:s/>is </text:span><text:span text:style-name="T27">given by </text:span><text:span text:style-name="T26">the</text:span><text:span text:style-name="T36"> </text:span><text:span text:style-name="T26">area that we see (a circle </text:span><text:span text:style-name="T28">with radius </text:span><text:span text:style-name="T28"><draw:g text:anchor-type="as-char" svg:y="-0.0634in" draw:z-index="3" draw:name="Shape5" draw:style-name="gr1"><svg:title>TexMaths</svg:title><svg:desc>14§inline§r_\star§svg§600§FALSE§</svg:desc><draw:frame draw:style-name="gr2" draw:text-style-name="P60" svg:width="0.1335in" svg:height="0.0858in" svg:x="0in" svg:y="0in"><draw:image xlink:href="Pictures/10000B130000012F000000C3330D908D64E800E1.svg" xlink:type="simple" xlink:show="embed" xlink:actuate="onLoad" loext:mime-type="image/svg+xml"><text:p/></draw:image><draw:image xlink:href="Pictures/100002010000000B0000000780E9D8F8D2C138D7.png" xlink:type="simple" xlink:show="embed" xlink:actuate="onLoad" loext:mime-type="image/png"/></draw:frame></draw:g></text:span><text:span text:style-name="T26">) </text:span><text:span text:style-name="T27">multiplied by</text:span><text:span text:style-name="T26"> the </text:span><text:span text:style-name="T29">star’s </text:span><text:span text:style-name="T26">surface brightness density </text:span><text:span text:style-name="T26"><draw:g text:anchor-type="as-char" svg:y="-0.102in" draw:z-index="4" draw:name="Shape6" draw:style-name="gr1"><svg:title>TexMaths</svg:title><svg:desc>14§inline§S_\star§svg§600§FALSE§</svg:desc><draw:frame draw:style-name="gr2" draw:text-style-name="P60" svg:width="0.1587in" svg:height="0.1248in" svg:x="0in" svg:y="0in"><draw:image xlink:href="Pictures/10000C7C000001680000011C112A2B3774782EB8.svg" xlink:type="simple" xlink:show="embed" xlink:actuate="onLoad" loext:mime-type="image/svg+xml"><text:p/></draw:image><draw:image xlink:href="Pictures/100002010000000E0000000BD51538E939FFBA97.png" xlink:type="simple" xlink:show="embed" xlink:actuate="onLoad" loext:mime-type="image/png"/></draw:frame></draw:g></text:span><text:span text:style-name="T26">. Write down </text:span><text:span text:style-name="T30">the</text:span><text:span text:style-name="T27"> </text:span><text:span text:style-name="T28">equation</text:span><text:span text:style-name="T27"> for the brightness </text:span><text:span text:style-name="T27"><draw:g text:anchor-type="as-char" svg:y="-0.102in" draw:z-index="5" draw:name="Shape7" draw:style-name="gr1"><svg:title>TexMaths</svg:title><svg:desc>14§inline§B_\star§svg§600§FALSE§</svg:desc><draw:frame draw:style-name="gr2" draw:text-style-name="P60" svg:width="0.1807in" svg:height="0.1248in" svg:x="0in" svg:y="0in"><draw:image xlink:href="Pictures/10000B760000019B0000011C9737C706B38590FC.svg" xlink:type="simple" xlink:show="embed" xlink:actuate="onLoad" loext:mime-type="image/svg+xml"><text:p/></draw:image><draw:image xlink:href="Pictures/10000201000000100000000BAC1C3BC173B44F6D.png" xlink:type="simple" xlink:show="embed" xlink:actuate="onLoad" loext:mime-type="image/png"/></draw:frame></draw:g></text:span><text:span text:style-name="T27"><text:s/></text:span><text:span text:style-name="T30">in terms of </text:span><text:span text:style-name="T30"><draw:g text:anchor-type="as-char" svg:y="-0.0634in" draw:z-index="6" draw:name="Shape8" draw:style-name="gr1"><svg:title>TexMaths</svg:title><svg:desc>14§inline§r_\star§svg§600§FALSE§</svg:desc><draw:frame draw:style-name="gr2" draw:text-style-name="P60" svg:width="0.1335in" svg:height="0.0858in" svg:x="0in" svg:y="0in"><draw:image xlink:href="Pictures/10000B130000012F000000C3330D908D64E800E1.svg" xlink:type="simple" xlink:show="embed" xlink:actuate="onLoad" loext:mime-type="image/svg+xml"><text:p/></draw:image><draw:image xlink:href="Pictures/100002010000000B0000000780E9D8F8D2C138D7.png" xlink:type="simple" xlink:show="embed" xlink:actuate="onLoad" loext:mime-type="image/png"/></draw:frame></draw:g></text:span><text:span text:style-name="T30"><text:s/>and </text:span><text:span text:style-name="T30"><draw:g text:anchor-type="as-char" svg:y="-0.102in" draw:z-index="7" draw:name="Shape9" draw:style-name="gr1"><svg:title>TexMaths</svg:title><svg:desc>14§inline§S_\star§svg§600§FALSE§</svg:desc><draw:frame draw:style-name="gr2" draw:text-style-name="P60" svg:width="0.1587in" svg:height="0.1248in" svg:x="0in" svg:y="0in"><draw:image xlink:href="Pictures/10000C7C000001680000011C112A2B3774782EB8.svg" xlink:type="simple" xlink:show="embed" xlink:actuate="onLoad" loext:mime-type="image/svg+xml"><text:p/></draw:image><draw:image xlink:href="Pictures/100002010000000E0000000BD51538E939FFBA97.png" xlink:type="simple" xlink:show="embed" xlink:actuate="onLoad" loext:mime-type="image/png"/></draw:frame></draw:g></text:span><text:span text:style-name="T27">.</text:span></text:p>
        </text:list-item>
        <text:list-item>
          <text:p text:style-name="P53"><text:span text:style-name="T26">When the </text:span><text:span text:style-name="T27">planet is completely in front of the star, the area that we see is the area of the star </text:span><text:span text:style-name="T27"><draw:g text:anchor-type="as-char" svg:y="-0.1307in" draw:z-index="25" draw:name="Shape10" draw:style-name="gr1"><svg:title>TexMaths</svg:title><svg:desc>14§display§A_\star = \pi r_\star^2§svg§600§FALSE§</svg:desc><draw:frame draw:style-name="gr2" draw:text-style-name="P60" svg:width="0.6232in" svg:height="0.1685in" svg:x="0in" svg:y="0in"><draw:image xlink:href="Pictures/10001FE0000005870000017E3449D1319CE4A687.svg" xlink:type="simple" xlink:show="embed" xlink:actuate="onLoad" loext:mime-type="image/svg+xml"><text:p/></draw:image><draw:image xlink:href="Pictures/10000201000000350000000ECE30D157600A4DEA.png" xlink:type="simple" xlink:show="embed" xlink:actuate="onLoad" loext:mime-type="image/png"/></draw:frame></draw:g></text:span><text:span text:style-name="T27"><text:s/></text:span><text:span text:style-name="T31">minus the area </text:span><text:span text:style-name="T29">blocked</text:span><text:span text:style-name="T31"> by the planet </text:span><text:span text:style-name="T31"><draw:g text:anchor-type="as-char" svg:y="-0.1256in" draw:z-index="8" draw:name="Shape11" draw:style-name="gr1"><svg:title>TexMaths</svg:title><svg:desc>14§inline§A_p = \pi r_{p}^{2}§svg§600§FALSE§</svg:desc><draw:frame draw:style-name="gr2" draw:text-style-name="P60" svg:width="0.6248in" svg:height="0.185in" svg:x="0in" svg:y="0in"><draw:image xlink:href="Pictures/100024DC00000588000001A551469C4FE210B0C0.svg" xlink:type="simple" xlink:show="embed" xlink:actuate="onLoad" loext:mime-type="image/svg+xml"><text:p/></draw:image><draw:image xlink:href="Pictures/1000020100000036000000108D539934777A7099.png" xlink:type="simple" xlink:show="embed" xlink:actuate="onLoad" loext:mime-type="image/png"/></draw:frame></draw:g></text:span><text:span text:style-name="T31">. Write down the equation for the brightness </text:span><text:span text:style-name="T31"><draw:g text:anchor-type="as-char" svg:y="-0.1047in" draw:z-index="9" draw:name="Shape12" draw:style-name="gr1"><svg:title>TexMaths</svg:title><svg:desc>14§inline§B§svg§600§FALSE§</svg:desc><draw:frame draw:style-name="gr2" draw:text-style-name="P60" svg:width="0.1248in" svg:height="0.1051in" svg:x="0in" svg:y="0in"><draw:image xlink:href="Pictures/100007060000011C000000F0370ABADA6A30F2E0.svg" xlink:type="simple" xlink:show="embed" xlink:actuate="onLoad" loext:mime-type="image/svg+xml"><text:p/></draw:image><draw:image xlink:href="Pictures/100002010000000B000000090A98D935F8E965B2.png" xlink:type="simple" xlink:show="embed" xlink:actuate="onLoad" loext:mime-type="image/png"/></draw:frame></draw:g></text:span><text:span text:style-name="T31"><text:s/>when the planet is completely in front of the star in terms of </text:span><text:span text:style-name="T31"><draw:g text:anchor-type="as-char" svg:y="-0.0665in" draw:z-index="10" draw:name="Shape13" draw:style-name="gr1"><svg:title>TexMaths</svg:title><svg:desc>14§inline§r_p§svg§600§FALSE§</svg:desc><draw:frame draw:style-name="gr2" draw:text-style-name="P60" svg:width="0.1335in" svg:height="0.1106in" svg:x="0in" svg:y="0in"><draw:image xlink:href="Pictures/10000D7D0000012F000000FCB8C2A1D9D80F54ED.svg" xlink:type="simple" xlink:show="embed" xlink:actuate="onLoad" loext:mime-type="image/svg+xml"><text:p/></draw:image><draw:image xlink:href="Pictures/100002010000000B0000000A3AD4204C7C7A85B4.png" xlink:type="simple" xlink:show="embed" xlink:actuate="onLoad" loext:mime-type="image/png"/></draw:frame></draw:g></text:span><text:span text:style-name="T31">, </text:span><text:span text:style-name="T31"><draw:g text:anchor-type="as-char" svg:y="-0.0634in" draw:z-index="11" draw:name="Shape14" draw:style-name="gr1"><svg:title>TexMaths</svg:title><svg:desc>14§inline§r_\star§svg§600§FALSE§</svg:desc><draw:frame draw:style-name="gr2" draw:text-style-name="P60" svg:width="0.1335in" svg:height="0.0858in" svg:x="0in" svg:y="0in"><draw:image xlink:href="Pictures/10000B130000012F000000C3330D908D64E800E1.svg" xlink:type="simple" xlink:show="embed" xlink:actuate="onLoad" loext:mime-type="image/svg+xml"><text:p/></draw:image><draw:image xlink:href="Pictures/100002010000000B0000000780E9D8F8D2C138D7.png" xlink:type="simple" xlink:show="embed" xlink:actuate="onLoad" loext:mime-type="image/png"/></draw:frame></draw:g></text:span><text:span text:style-name="T31">, and </text:span><text:span text:style-name="T31"><draw:g text:anchor-type="as-char" svg:y="-0.102in" draw:z-index="12" draw:name="Shape15" draw:style-name="gr1"><svg:title>TexMaths</svg:title><svg:desc>14§inline§S_\star§svg§600§FALSE§</svg:desc><draw:frame draw:style-name="gr2" draw:text-style-name="P60" svg:width="0.1587in" svg:height="0.1248in" svg:x="0in" svg:y="0in"><draw:image xlink:href="Pictures/10000C7C000001680000011C112A2B3774782EB8.svg" xlink:type="simple" xlink:show="embed" xlink:actuate="onLoad" loext:mime-type="image/svg+xml"><text:p/></draw:image><draw:image xlink:href="Pictures/100002010000000E0000000BD51538E939FFBA97.png" xlink:type="simple" xlink:show="embed" xlink:actuate="onLoad" loext:mime-type="image/png"/></draw:frame></draw:g></text:span><text:span text:style-name="T31">.</text:span></text:p>
        </text:list-item>
        <text:list-item>
          <text:p text:style-name="P54"><text:span text:style-name="T31">T</text:span><text:span text:style-name="T25">he relative brightness </text:span><text:span text:style-name="T32">of the dip to the star’s normal brightness</text:span><text:span text:style-name="T25"> is </text:span><text:span text:style-name="T25"><draw:g text:anchor-type="as-char" svg:y="-0.1161in" draw:z-index="13" draw:name="Shape16" draw:style-name="gr1"><svg:title>TexMaths</svg:title><svg:desc>14§inline§B / B_\star§svg§600§FALSE§</svg:desc><draw:frame draw:style-name="gr2" draw:text-style-name="P60" svg:width="0.3843in" svg:height="0.1543in" svg:x="0in" svg:y="0in"><draw:image xlink:href="Pictures/1000129B000003670000015F1BFD5BFDBB5B067F.svg" xlink:type="simple" xlink:show="embed" xlink:actuate="onLoad" loext:mime-type="image/svg+xml"><text:p/></draw:image><draw:image xlink:href="Pictures/10000201000000210000000DC9E86D3FA6241C18.png" xlink:type="simple" xlink:show="embed" xlink:actuate="onLoad" loext:mime-type="image/png"/></draw:frame></draw:g></text:span><text:span text:style-name="T25">. Write down this ratio and </text:span><text:span text:style-name="T33">use</text:span><text:span text:style-name="T25"> your expressions from (1) and (2) to form an equality </text:span><text:span text:style-name="T37">and</text:span><text:span text:style-name="T34"> </text:span><text:span text:style-name="T37">s</text:span><text:span text:style-name="T34">implify the expression</text:span><text:span text:style-name="T25">.</text:span></text:p>
        </text:list-item>
        <text:list-item>
          <text:p text:style-name="P55">You should now have the expression</text:p>
        </text:list-item>
      </text:list>
      <text:p text:style-name="P37"><text:span text:style-name="T25"><text:tab/></text:span><text:span text:style-name="T25"><draw:g text:anchor-type="as-char" svg:y="-0.278in" draw:z-index="17" draw:name="Shape17" draw:style-name="gr1"><svg:title>TexMaths</svg:title><svg:desc>16§display§\frac{B}{B_\star} = \frac{r_\star^2 - r_p^2}{r_\star^2}§svg§600§FALSE§</svg:desc><draw:frame draw:style-name="gr2" draw:text-style-name="P60" svg:width="1.0394in" svg:height="0.4413in" svg:x="0in" svg:y="0in"><draw:image xlink:href="Pictures/10003F690000080F0000036D3270CF3D8E720AA2.svg" xlink:type="simple" xlink:show="embed" xlink:actuate="onLoad" loext:mime-type="image/svg+xml"><text:p/></draw:image><draw:image xlink:href="Pictures/100002010000004E00000021DAD9D53C08679AD9.png" xlink:type="simple" xlink:show="embed" xlink:actuate="onLoad" loext:mime-type="image/png"/></draw:frame></draw:g></text:span><text:span text:style-name="T25"><text:tab/>(</text:span><text:span text:style-name="T25"><text:sequence text:ref-name="refEquation0" text:name="Equation" text:formula="ooow:Equation+1" style:num-format="1">1</text:sequence></text:span><text:span text:style-name="T25">)</text:span></text:p>
      <text:p text:style-name="P38"><text:span text:style-name="T25">Split the right side into two parts to remove the radius of the star in the numerator, </text:span><text:span text:style-name="T35">t</text:span><text:span text:style-name="T25">hen solve for the ratio </text:span><text:span text:style-name="T25"><draw:g text:anchor-type="as-char" svg:y="-0.1244in" draw:z-index="18" draw:name="Shape18" draw:style-name="gr1"><svg:title>TexMaths</svg:title><svg:desc>14§inline§r_p / r_\star§svg§600§FALSE§</svg:desc><draw:frame draw:style-name="gr2" draw:text-style-name="P60" svg:width="0.3642in" svg:height="0.1724in" svg:x="0in" svg:y="0in"><draw:image xlink:href="Pictures/1000189D0000033A000001872B896E9D4A8BE842.svg" xlink:type="simple" xlink:show="embed" xlink:actuate="onLoad" loext:mime-type="image/svg+xml"><text:p/></draw:image><draw:image xlink:href="Pictures/100002010000001F0000000FCF3AD05E8F09A896.png" xlink:type="simple" xlink:show="embed" xlink:actuate="onLoad" loext:mime-type="image/png"/></draw:frame></draw:g></text:span><text:span text:style-name="T25">.</text:span></text:p>
      <text:p text:style-name="P25">Go over your work with your TA and have them mark below once complete. <text:span text:style-name="T19">Record the relationship for </text:span><text:span text:style-name="T19"><draw:g text:anchor-type="as-char" svg:y="-0.1244in" draw:z-index="14" draw:name="Shape19" draw:style-name="gr1"><svg:title>TexMaths</svg:title><svg:desc>14§display§r_p / r_\star§svg§600§FALSE§</svg:desc><draw:frame draw:style-name="gr2" draw:text-style-name="P60" svg:width="0.3642in" svg:height="0.1724in" svg:x="0in" svg:y="0in"><draw:image xlink:href="Pictures/1000189D0000033A000001872B896E9D4A8BE842.svg" xlink:type="simple" xlink:show="embed" xlink:actuate="onLoad" loext:mime-type="image/svg+xml"><text:p/></draw:image><draw:image xlink:href="Pictures/100002010000001F0000000FCF3AD05E8F09A896.png" xlink:type="simple" xlink:show="embed" xlink:actuate="onLoad" loext:mime-type="image/png"/></draw:frame></draw:g></text:span><text:span text:style-name="T19"><text:s/>as we’ll be using it in the next part.</text:span></text:p>
      <table:table table:name="Table7" table:style-name="Table7">
        <table:table-column table:style-name="Table7.A" table:number-columns-repeated="2"/>
        <table:table-row table:style-name="Table7.1">
          <table:table-cell table:style-name="Table7.A1" office:value-type="string">
            <text:p text:style-name="P44">TA</text:p>
          </table:table-cell>
          <table:table-cell table:style-name="Table7.B1" office:value-type="string">
            <text:p text:style-name="P46"/>
          </table:table-cell>
        </table:table-row>
      </table:table>
      <text:p text:style-name="P33"/>
      <text:p text:style-name="P36">Part 3: Detecting Alien Worlds</text:p>
      <text:p text:style-name="P9">The star <text:span text:style-name="T69">XO–1</text:span> is a G1V star, making it similar to our Sun (G2V). The presence of an exoplanet around this star has been confirmed though the use of the radial velocity and transit methods. In this part we’ll calculate the size of the orbiting exoplanet.</text:p>
      <text:p text:style-name="P10"/>
      <text:list xml:id="list3962376436" text:style-name="L3">
        <text:list-item>
          <text:p text:style-name="P56"><text:span text:style-name="T42">In Maxim, u</text:span><text:span text:style-name="T39">nder </text:span><text:span text:style-name="T43">Analyze</text:span><text:span text:style-name="T40"> </text:span><text:span text:style-name="T39">click </text:span><text:span text:style-name="T43">Photometry</text:span></text:p>
          <text:list>
            <text:list-item>
              <text:p text:style-name="P57"><text:span text:style-name="T41">Click </text:span><text:span text:style-name="T45">Add Files</text:span><text:span text:style-name="T41"> and open all the files in the indicated directory below</text:span></text:p>
              <text:list>
                <text:list-item>
                  <text:p text:style-name="P56"><text:span text:style-name="T46">labimage → </text:span><text:span text:style-name="T47">Exoplanet</text:span><text:span text:style-name="T48">s</text:span><text:span text:style-name="T46"> → </text:span><text:span text:style-name="T47">XO-1</text:span></text:p>
                </text:list-item>
              </text:list>
            </text:list-item>
            <text:list-item>
              <text:p text:style-name="P56"><text:span text:style-name="T39">Under the </text:span><text:span text:style-name="T44">Match</text:span><text:span text:style-name="T39"> tab, set the mode to </text:span><text:span text:style-name="T44">Auto – star matching</text:span></text:p>
            </text:list-item>
            <text:list-item>
              <text:p text:style-name="P58"><text:span text:style-name="T54">Under the </text:span><text:span text:style-name="T49">Identify</text:span><text:span text:style-name="T54"> tab, expand the list in the left panel and select an image to </text:span><text:span text:style-name="T55">display</text:span><text:span text:style-name="T54"> </text:span><text:span text:style-name="T55">it. </text:span><text:span text:style-name="T56">Identify the star </text:span><text:span text:style-name="T52">XO–1</text:span><text:span text:style-name="T56"> and the reference star </text:span><text:span text:style-name="T58">from the provide</text:span><text:span text:style-name="T59">d</text:span><text:span text:style-name="T58"> image in the online manual</text:span><text:span text:style-name="T56">. Then under </text:span><text:span text:style-name="T50">Tag Mode</text:span></text:p>
              <text:list>
                <text:list-item>
                  <text:p text:style-name="P59"><text:span text:style-name="T54">Select </text:span><text:span text:style-name="T51">"New Object"</text:span><text:span text:style-name="T54"> and click on the star </text:span><text:span text:style-name="T51">XO–1</text:span></text:p>
                </text:list-item>
                <text:list-item>
                  <text:p text:style-name="P59"><text:span text:style-name="T54">Select </text:span><text:span text:style-name="T51">"New Reference Star"</text:span><text:span text:style-name="T54"> and click on the reference star in the image. Enter the magnitude into the </text:span><text:span text:style-name="T51">Mag</text:span><text:span text:style-name="T54"> column (hit the tab key once after selecting the star, otherwise trying clicking into the cell).</text:span></text:p>
                </text:list-item>
              </text:list>
            </text:list-item>
            <text:list-item>
              <text:p text:style-name="P59"><text:span text:style-name="T54">Right-click on the image and adjust the </text:span><text:span text:style-name="T60">radius</text:span><text:span text:style-name="T54"> of the </text:span><text:span text:style-name="T60">inner circle</text:span><text:span text:style-name="T54"> </text:span><text:span text:style-name="T53">(aperture)</text:span><text:span text:style-name="T60"> </text:span><text:span text:style-name="T54">so that it collects all the light from the object and the </text:span><text:span text:style-name="T60">outer circle</text:span><text:span text:style-name="T54"> </text:span><text:span text:style-name="T53">(annulus)</text:span><text:span text:style-name="T60"> </text:span><text:span text:style-name="T54">so that no background sources (e.g. stars) and present in the image. Once complete, click on the </text:span><text:span text:style-name="T49">Graph</text:span><text:span text:style-name="T54"> tab.</text:span></text:p>
            </text:list-item>
          </text:list>
        </text:list-item>
      </text:list>
      <text:p text:style-name="P40"><text:span text:style-name="T57">If </text:span><text:span text:style-name="T57"><draw:g text:anchor-type="as-char" svg:y="-0.0661in" draw:z-index="20" draw:name="Shape20" draw:style-name="gr1"><svg:title>TexMaths</svg:title><svg:desc>14§display§m§svg§600§FALSE§</svg:desc><draw:frame draw:style-name="gr2" draw:text-style-name="P60" svg:width="0.135in" svg:height="0.0661in" svg:x="0in" svg:y="0in"><draw:image xlink:href="Pictures/10000ADA0000013500000097A1C5A1AE10B994E7.svg" xlink:type="simple" xlink:show="embed" xlink:actuate="onLoad" loext:mime-type="image/svg+xml"><text:p/></draw:image><draw:image xlink:href="Pictures/100002010000000C000000069FD00FE93250B08F.png" xlink:type="simple" xlink:show="embed" xlink:actuate="onLoad" loext:mime-type="image/png"/></draw:frame></draw:g></text:span><text:span text:style-name="T57"><text:s/>denotes the magnitude during the transit and </text:span><text:span text:style-name="T57"><draw:g text:anchor-type="as-char" svg:y="-0.0543in" draw:z-index="21" draw:name="Shape21" draw:style-name="gr1"><svg:title>TexMaths</svg:title><svg:desc>12§display§m_\star§svg§600§FALSE§</svg:desc><draw:frame draw:style-name="gr2" draw:text-style-name="P60" svg:width="0.1713in" svg:height="0.0732in" svg:x="0in" svg:y="0in"><draw:image xlink:href="Pictures/10000F41000001C5000000C343037436CA19A622.svg" xlink:type="simple" xlink:show="embed" xlink:actuate="onLoad" loext:mime-type="image/svg+xml"><text:p/></draw:image><draw:image xlink:href="Pictures/1000020100000011000000072431A574ACA6E484.png" xlink:type="simple" xlink:show="embed" xlink:actuate="onLoad" loext:mime-type="image/png"/></draw:frame></draw:g></text:span><text:span text:style-name="T54"><text:s/></text:span><text:span text:style-name="T57">the magnitude of the star, then the ratio of brightnesses can be found from</text:span></text:p>
      <text:p text:style-name="P34"/>
      <text:p text:style-name="P39"><text:tab/><draw:g text:anchor-type="as-char" svg:y="-0.2374in" draw:z-index="19" draw:name="Shape22" draw:style-name="gr1"><svg:title>TexMaths</svg:title><svg:desc>16§display§\frac{B}{B_\star} = 100^{(m_\star - m) / 5}§svg§600§FALSE§</svg:desc><draw:frame draw:style-name="gr2" draw:text-style-name="P60" svg:width="1.428in" svg:height="0.3843in" svg:x="0in" svg:y="0in"><draw:image xlink:href="Pictures/100043A200000B13000002FB4B26880A8C1487F5.svg" xlink:type="simple" xlink:show="embed" xlink:actuate="onLoad" loext:mime-type="image/svg+xml"><text:p/></draw:image><draw:image xlink:href="Pictures/100002010000006B0000001D1106A9922BFC3E97.png" xlink:type="simple" xlink:show="embed" xlink:actuate="onLoad" loext:mime-type="image/png"/></draw:frame></draw:g><text:tab/>(<text:sequence text:ref-name="refEquation1" text:name="Equation" text:formula="ooow:Equation+1" style:num-format="1">2</text:sequence>)</text:p>
      <text:p text:style-name="P27"/>
      <text:p text:style-name="P24"><text:span text:style-name="T62">1. </text:span><text:span text:style-name="T61">Optionally w</text:span><text:span text:style-name="T38">orking </text:span><text:span text:style-name="T61">with another group</text:span><text:span text:style-name="T38">, calculate the </text:span><text:span text:style-name="T61">fractional change in brightness </text:span><text:span text:style-name="T61"><draw:g text:anchor-type="as-char" svg:y="-0.1161in" draw:z-index="22" draw:name="Shape23" draw:style-name="gr1"><svg:title>TexMaths</svg:title><svg:desc>14§display§B/B_\star§svg§600§FALSE§</svg:desc><draw:frame draw:style-name="gr2" draw:text-style-name="P60" svg:width="0.3843in" svg:height="0.1543in" svg:x="0in" svg:y="0in"><draw:image xlink:href="Pictures/1000129B000003670000015F1BFD5BFDBB5B067F.svg" xlink:type="simple" xlink:show="embed" xlink:actuate="onLoad" loext:mime-type="image/svg+xml"><text:p/></draw:image><draw:image xlink:href="Pictures/10000201000000210000000DC9E86D3FA6241C18.png" xlink:type="simple" xlink:show="embed" xlink:actuate="onLoad" loext:mime-type="image/png"/></draw:frame></draw:g></text:span><text:span text:style-name="T61">, the radius of the exoplanet relative to the host star </text:span><text:span text:style-name="T61"><draw:g text:anchor-type="as-char" svg:y="-0.1244in" draw:z-index="23" draw:name="Shape24" draw:style-name="gr1"><svg:title>TexMaths</svg:title><svg:desc>14§display§r_p / r_\star§svg§600§FALSE§</svg:desc><draw:frame draw:style-name="gr2" draw:text-style-name="P60" svg:width="0.3642in" svg:height="0.1724in" svg:x="0in" svg:y="0in"><draw:image xlink:href="Pictures/1000189D0000033A000001872B896E9D4A8BE842.svg" xlink:type="simple" xlink:show="embed" xlink:actuate="onLoad" loext:mime-type="image/svg+xml"><text:p/></draw:image><draw:image xlink:href="Pictures/100002010000001F0000000FCF3AD05E8F09A896.png" xlink:type="simple" xlink:show="embed" xlink:actuate="onLoad" loext:mime-type="image/png"/></draw:frame></draw:g></text:span><text:span text:style-name="T61">, and the exoplanet radius </text:span><text:span text:style-name="T61"><draw:g text:anchor-type="as-char" svg:y="-0.0665in" draw:z-index="24" draw:name="Shape25" draw:style-name="gr1"><svg:title>TexMaths</svg:title><svg:desc>14§display§r_p§svg§600§FALSE§</svg:desc><draw:frame draw:style-name="gr2" draw:text-style-name="P60" svg:width="0.1335in" svg:height="0.1106in" svg:x="0in" svg:y="0in"><draw:image xlink:href="Pictures/10000D7D0000012F000000FCB8C2A1D9D80F54ED.svg" xlink:type="simple" xlink:show="embed" xlink:actuate="onLoad" loext:mime-type="image/svg+xml"><text:p/></draw:image><draw:image xlink:href="Pictures/100002010000000B0000000A3AD4204C7C7A85B4.png" xlink:type="simple" xlink:show="embed" xlink:actuate="onLoad" loext:mime-type="image/png"/></draw:frame></draw:g></text:span><text:span text:style-name="T61"><text:s/>in Jupiter radii. </text:span><text:span text:style-name="T63">Show your work on a white board.</text:span></text:p>
      <text:p text:style-name="P23"/>
      <table:table table:name="Table1" table:style-name="Table1">
        <table:table-column table:style-name="Table1.A" table:number-columns-repeated="2"/>
        <table:table-row table:style-name="Table1.1">
          <table:table-cell table:style-name="Table1.A1" office:value-type="string">
            <text:p text:style-name="P47">TA</text:p>
          </table:table-cell>
          <table:table-cell table:style-name="Table1.B1" office:value-type="string">
            <text:p text:style-name="P45"/>
          </table:table-cell>
        </table:table-row>
      </table:table>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MU Typewriter Text" svg:font-family="'CMU Typewriter Text'" style:font-family-generic="modern" style:font-pitch="variable"/>
    <style:font-face style:name="CMU Serif" svg:font-family="'CM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24T21:59:14.114452679</meta:creation-date>
    <dc:date>2021-05-09T10:34:12.541601350</dc:date>
    <meta:editing-duration>PT40M6S</meta:editing-duration>
    <meta:editing-cycles>28</meta:editing-cycles>
    <meta:generator>LibreOffice/6.4.7.2$Linux_X86_64 LibreOffice_project/40$Build-2</meta:generator>
    <meta:document-statistic meta:table-count="4" meta:image-count="0" meta:object-count="0" meta:page-count="6" meta:paragraph-count="52" meta:word-count="728" meta:character-count="3977" meta:non-whitespace-character-count="3207"/>
  </office:meta>
</office:document-meta>
</file>